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8BC6F637369B8C3F.png" manifest:media-type="image/png"/>
  <manifest:file-entry manifest:full-path="Pictures/1000020100000780000004388E2E5121A2B58DC0.png" manifest:media-type="image/png"/>
  <manifest:file-entry manifest:full-path="Pictures/10000201000004380000078022E354F815577137.png" manifest:media-type="image/png"/>
  <manifest:file-entry manifest:full-path="Pictures/100002010000043800000780A2438EEA8345E8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626in" svg:y="0.1992in" svg:width="2.3256in" svg:height="4.1339in" draw:z-index="0"><draw:image xlink:href="Pictures/100002010000043800000780A2438EEA8345E86D.png" xlink:type="simple" xlink:show="embed" xlink:actuate="onLoad"/></draw:frame></text:p>
      <text:p text:style-name="Standard"><draw:frame draw:style-name="fr1" draw:name="Image2" text:anchor-type="paragraph" svg:x="2.6425in" svg:y="0.0071in" svg:width="2.3445in" svg:height="4.1689in" draw:z-index="1"><draw:image xlink:href="Pictures/10000201000004380000078022E354F81557713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.2354in" svg:y="0.0811in" svg:width="3.778in" svg:height="2.1252in" draw:z-index="2"><draw:image xlink:href="Pictures/1000020100000780000004388E2E5121A2B58DC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1028in" svg:y="0.1701in" svg:width="3.9673in" svg:height="2.2319in" draw:z-index="3"><draw:image xlink:href="Pictures/1000020100000780000004388BC6F637369B8C3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21:15:37.795920801</meta:creation-date>
    <dc:date>2018-11-02T21:19:46.085926321</dc:date>
    <meta:editing-duration>PT4M8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